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29cm" fo:min-width="2.04cm"/>
    </style:style>
    <style:style style:name="gr2" style:family="graphic" style:parent-style-name="standard">
      <style:graphic-properties svg:stroke-color="#000000" draw:fill="hatch" draw:fill-color="#ffffff" draw:fill-hatch-name="Black_20_45_20_Degrees_20_Wide" draw:textarea-horizontal-align="justify" draw:textarea-vertical-align="middle" draw:auto-grow-height="false" fo:min-height="2.29cm" fo:min-width="2.04cm"/>
    </style:style>
    <style:style style:name="gr3" style:family="graphic" style:parent-style-name="measure" style:list-style-name="L1">
      <style:graphic-properties draw:textarea-vertical-align="middle" draw:line-distance="1.07cm"/>
    </style:style>
    <style:style style:name="gr4" style:family="graphic" style:parent-style-name="measure" style:list-style-name="L1">
      <style:graphic-properties draw:textarea-vertical-align="middle" draw:line-distance="1.07cm"/>
    </style:style>
    <style:style style:name="gr5" style:family="graphic" style:parent-style-name="measure" style:list-style-name="L1">
      <style:graphic-properties draw:textarea-vertical-align="middle" draw:line-distance="1.07cm" draw:end-guide="0cm" draw:placing="below"/>
    </style:style>
    <style:style style:name="gr6" style:family="graphic" style:parent-style-name="standard">
      <style:graphic-properties svg:stroke-color="#000000" draw:fill="hatch" draw:fill-color="#ffffff" draw:fill-hatch-name="Black_20_45_20_Degrees_20_Wide" draw:textarea-horizontal-align="justify" draw:textarea-vertical-align="middle" draw:auto-grow-height="false" fo:min-height="4.83cm" fo:min-width="2.0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2.04cm"/>
    </style:style>
    <style:style style:name="gr9" style:family="graphic" style:parent-style-name="standard">
      <style:graphic-properties svg:stroke-color="#000000" draw:fill-color="#dddddd" draw:textarea-horizontal-align="justify" draw:textarea-vertical-align="middle" draw:auto-grow-height="false" fo:min-height="2.29cm" fo:min-width="2.04cm"/>
    </style:style>
    <style:style style:name="gr10" style:family="graphic" style:parent-style-name="standard">
      <style:graphic-properties svg:stroke-color="#000000" draw:fill="hatch" draw:fill-color="#ffffff" draw:fill-hatch-name="Black_20_45_20_Degrees_20_Wide" draw:textarea-horizontal-align="justify" draw:textarea-vertical-align="middle" draw:auto-grow-height="false" fo:min-height="1.02cm" fo:min-width="2.0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hatch" draw:fill-color="#ffffff" draw:fill-hatch-name="Black_20_45_20_Degrees_20_Wid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ddddd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2.54cm" svg:x="1.27cm" svg:y="2.54cm">
          <text:p text:style-name="P1">Capac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2.54cm" svg:height="2.54cm" svg:x="3.81cm" svg:y="2.54cm">
          <text:p text:style-name="P1">Slo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54cm" svg:height="2.54cm" svg:x="6.35cm" svg:y="2.54cm">
          <text:p text:style-name="P1">P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2.54cm" svg:height="2.54cm" svg:x="8.89cm" svg:y="2.54cm">
          <text:p text:style-name="P1">H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54cm" svg:height="2.54cm" svg:x="11.43cm" svg:y="2.54cm">
          <text:p text:style-name="P1">P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2.54cm" svg:height="2.54cm" svg:x="13.97cm" svg:y="2.54cm">
          <text:p text:style-name="P1">Ta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54cm" svg:height="2.54cm" svg:x="16.51cm" svg:y="2.54cm">
          <text:p text:style-name="P1">Pad</text:p>
          <draw:enhanced-geometry svg:viewBox="0 0 21600 21600" draw:type="rectangle" draw:enhanced-path="M 0 0 L 21600 0 21600 21600 0 21600 0 0 Z N"/>
        </draw:custom-shape>
        <draw:measure draw:style-name="gr3" draw:text-style-name="P4" draw:layer="measurelines" svg:x1="8.89cm" svg:y1="2.54cm" svg:x2="13.97cm" svg:y2="2.54cm">
          <text:p text:style-name="P4"><text:span text:style-name="T1">False sharing range</text:span></text:p>
        </draw:measure>
        <draw:measure draw:style-name="gr4" draw:text-style-name="P4" draw:layer="layout" svg:x1="13.97cm" svg:y1="2.54cm" svg:x2="19.05cm" svg:y2="2.54cm">
          <text:p text:style-name="P4"><text:span text:style-name="T1">False sharing range</text:span></text:p>
        </draw:measure>
        <draw:measure draw:style-name="gr5" draw:text-style-name="P4" draw:layer="layout" svg:x1="3.81cm" svg:y1="8.89cm" svg:x2="3.81cm" svg:y2="13.97cm">
          <text:p text:style-name="P4"><text:span text:style-name="T1">False sharing range`</text:span></text:p>
        </draw:measure>
        <draw:custom-shape draw:style-name="gr6" draw:text-style-name="P3" xml:id="id2" draw:id="id2" draw:layer="layout" svg:width="2.54cm" svg:height="5.08cm" svg:x="3.81cm" svg:y="8.89cm">
          <text:p text:style-name="P1">Pad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4cm" svg:height="5.08cm" svg:x="24.13cm" svg:y="8.89cm">
          <text:p text:style-name="P1">Pad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5.08cm" svg:y1="5.08cm" svg:x2="5.08cm" svg:y2="8.89cm" draw:start-shape="id1" draw:start-glue-point="2" draw:end-shape="id2" svg:d="M5080 5080v3810" svg:viewBox="0 0 1 3811">
          <text:p/>
        </draw:connector>
        <draw:g xml:id="id4" draw:id="id4">
          <draw:custom-shape draw:style-name="gr8" draw:text-style-name="P6" draw:layer="layout" svg:width="2.54cm" svg:height="1.27cm" svg:x="6.35cm" svg:y="8.89cm">
            <text:p text:style-name="P1">Turn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2.54cm" svg:height="2.54cm" svg:x="6.35cm" svg:y="10.16cm">
            <text:p text:style-name="P1">T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2.54cm" svg:height="1.27cm" svg:x="6.35cm" svg:y="12.7cm">
            <text:p text:style-name="P1">Pad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5" draw:layer="layout" draw:type="curve" svg:x1="10.16cm" svg:y1="5.08cm" svg:x2="7.62cm" svg:y2="8.89cm" draw:start-shape="id3" draw:start-glue-point="2" draw:end-shape="id4" svg:d="M10160 5080c0 2857-2540 953-2540 3810" svg:viewBox="0 0 2541 3811">
          <text:p/>
        </draw:connector>
        <draw:connector draw:style-name="gr7" draw:text-style-name="P5" draw:layer="layout" draw:type="curve" svg:x1="15.24cm" svg:y1="5.08cm" svg:x2="20.32cm" svg:y2="8.89cm" draw:start-shape="id5" draw:start-glue-point="2" draw:end-shape="id6" draw:end-glue-point="0" svg:d="M15240 5080c0 2857 5080 953 5080 3810" svg:viewBox="0 0 5081 3811">
          <text:p/>
        </draw:connector>
        <draw:g xml:id="id6" draw:id="id6">
          <draw:custom-shape draw:style-name="gr8" draw:text-style-name="P6" draw:layer="layout" svg:width="2.54cm" svg:height="1.27cm" svg:x="19.05cm" svg:y="8.89cm">
            <text:p text:style-name="P1">Turn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2.54cm" svg:height="2.54cm" svg:x="19.05cm" svg:y="10.16cm">
            <text:p text:style-name="P1">T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2.54cm" svg:height="1.27cm" svg:x="19.05cm" svg:y="12.7cm">
            <text:p text:style-name="P1">Pad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6" draw:layer="layout" svg:width="2.54cm" svg:height="1.27cm" svg:x="16.51cm" svg:y="8.89cm">
            <text:p text:style-name="P1">Turn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2.54cm" svg:height="2.54cm" svg:x="16.51cm" svg:y="10.16cm">
            <text:p text:style-name="P1">T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2.54cm" svg:height="1.27cm" svg:x="16.51cm" svg:y="12.7cm">
            <text:p text:style-name="P1">Pad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6" draw:layer="layout" svg:width="2.54cm" svg:height="1.27cm" svg:x="13.97cm" svg:y="8.89cm">
            <text:p text:style-name="P1">Turn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2.54cm" svg:height="2.54cm" svg:x="13.97cm" svg:y="10.16cm">
            <text:p text:style-name="P1">T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2.54cm" svg:height="1.27cm" svg:x="13.97cm" svg:y="12.7cm">
            <text:p text:style-name="P1">Pad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6" draw:layer="layout" svg:width="2.54cm" svg:height="1.27cm" svg:x="11.43cm" svg:y="8.89cm">
            <text:p text:style-name="P1">Turn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2.54cm" svg:height="2.54cm" svg:x="11.43cm" svg:y="10.16cm">
            <text:p text:style-name="P1">T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2.54cm" svg:height="1.27cm" svg:x="11.43cm" svg:y="12.7cm">
            <text:p text:style-name="P1">Pad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6" draw:layer="layout" svg:width="2.54cm" svg:height="1.27cm" svg:x="8.89cm" svg:y="8.89cm">
            <text:p text:style-name="P1">Turn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2.54cm" svg:height="2.54cm" svg:x="8.89cm" svg:y="10.16cm">
            <text:p text:style-name="P1">T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2.54cm" svg:height="1.27cm" svg:x="8.89cm" svg:y="12.7cm">
            <text:p text:style-name="P1">Pad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6" draw:layer="layout" svg:width="2.54cm" svg:height="1.27cm" svg:x="21.59cm" svg:y="8.89cm">
            <text:p text:style-name="P1">Turn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2.54cm" svg:height="2.54cm" svg:x="21.59cm" svg:y="10.16cm">
            <text:p text:style-name="P1">T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2.54cm" svg:height="1.27cm" svg:x="21.59cm" svg:y="12.7cm">
            <text:p text:style-name="P1">Pad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6T17:44:43.437000000</meta:creation-date>
    <meta:editing-duration>PT33M56S</meta:editing-duration>
    <meta:editing-cycles>5</meta:editing-cycles>
    <meta:generator>LibreOffice/5.1.2.2$Windows_x86 LibreOffice_project/d3bf12ecb743fc0d20e0be0c58ca359301eb705f</meta:generator>
    <dc:date>2016-04-16T22:34:22.988000000</dc:date>
    <meta:document-statistic meta:object-count="43"/>
  </office:meta>
</office:document-meta>
</file>